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CB00000163F76E505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fill-color="#0000ff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1.03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09cm" fo:min-width="1.03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cm" fo:min-width="1.03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24cm" fo:min-width="1.03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6cm" fo:min-width="1.03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cm" fo:min-width="1.03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8cm" fo:min-width="1.03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0.725cm" svg:x="10.874cm" svg:y="2.244cm">
          <draw:text-box>
            <text:p><text:span text:style-name="T1">X_k[-1,3]</text:span></text:p>
          </draw:text-box>
        </draw:frame>
        <draw:frame draw:style-name="gr1" draw:text-style-name="P1" draw:layer="layout" svg:width="2.085cm" svg:height="0.725cm" svg:x="0.439cm" svg:y="7.223cm">
          <draw:text-box>
            <text:p><text:span text:style-name="T1">X_h[0,0]</text:span></text:p>
          </draw:text-box>
        </draw:frame>
        <draw:frame draw:style-name="gr1" draw:text-style-name="P1" draw:layer="layout" svg:width="2.081cm" svg:height="0.725cm" svg:x="10.995cm" svg:y="5.635cm">
          <draw:text-box>
            <text:p><text:span text:style-name="T1">X_j[-1,1]</text:span></text:p>
          </draw:text-box>
        </draw:frame>
        <draw:line draw:style-name="gr2" draw:text-style-name="P2" draw:layer="layout" svg:x1="2.597cm" svg:y1="7.177cm" svg:x2="1.843cm" svg:y2="7.323cm">
          <text:p/>
        </draw:line>
        <draw:frame draw:style-name="gr1" draw:text-style-name="P1" draw:layer="layout" svg:width="2.225cm" svg:height="0.725cm" svg:x="0.44cm" svg:y="0.124cm">
          <draw:text-box>
            <text:p><text:span text:style-name="T1">X_h[0,-1]</text:span></text:p>
          </draw:text-box>
        </draw:frame>
        <draw:line draw:style-name="gr2" draw:text-style-name="P2" draw:layer="layout" svg:x1="2.524cm" svg:y1="1.043cm" svg:x2="1.762cm" svg:y2="0.789cm">
          <text:p/>
        </draw:line>
        <draw:frame draw:style-name="gr1" draw:text-style-name="P1" draw:layer="layout" svg:width="2.085cm" svg:height="0.725cm" svg:x="0.04cm" svg:y="3.225cm">
          <draw:text-box>
            <text:p><text:span text:style-name="T1">X_h[0,2]</text:span></text:p>
          </draw:text-box>
        </draw:frame>
        <draw:frame draw:style-name="gr1" draw:text-style-name="P1" draw:layer="layout" svg:width="1.823cm" svg:height="0.725cm" svg:x="11.795cm" svg:y="4.136cm">
          <draw:text-box>
            <text:p><text:span text:style-name="T1">X_i[:,0]</text:span></text:p>
          </draw:text-box>
        </draw:frame>
        <draw:custom-shape draw:style-name="gr3" draw:text-style-name="P3" draw:layer="layout" svg:width="0.254cm" svg:height="0.254cm" svg:x="13.218cm" svg:y="0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254cm" svg:x="13.32cm" svg:y="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8cm" svg:height="0.258cm" svg:x="13.242cm" svg:y="1.67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" draw:text-style-name="P1" draw:layer="layout" svg:width="1.256cm" svg:height="0.725cm" svg:x="13.361cm" svg:y="0.705cm">
          <draw:text-box>
            <text:p><text:span text:style-name="T1">X_h</text:span></text:p>
          </draw:text-box>
        </draw:frame>
        <draw:frame draw:style-name="gr1" draw:text-style-name="P1" draw:layer="layout" svg:width="1.112cm" svg:height="0.725cm" svg:x="13.444cm" svg:y="2.989cm">
          <draw:text-box>
            <text:p><text:span text:style-name="T1">X_j</text:span></text:p>
          </draw:text-box>
        </draw:frame>
        <draw:frame draw:style-name="gr1" draw:text-style-name="P1" draw:layer="layout" svg:width="1.23cm" svg:height="0.725cm" svg:x="13.362cm" svg:y="1.435cm">
          <draw:text-box>
            <text:p><text:span text:style-name="T1">X_k</text:span></text:p>
          </draw:text-box>
        </draw:frame>
        <draw:frame draw:style-name="gr6" draw:text-style-name="P3" draw:layer="layout" svg:width="8.382cm" svg:height="6.483cm" svg:x="2.694cm" svg:y="0.871cm">
          <draw:image xlink:href="Pictures/10000000000001CB00000163F76E505D.jpg" xlink:type="simple" xlink:show="embed" xlink:actuate="onLoad">
            <text:p/>
          </draw:image>
        </draw:frame>
        <draw:custom-shape draw:style-name="gr3" draw:text-style-name="P3" draw:layer="layout" svg:width="0.254cm" svg:height="0.254cm" svg:x="2.711cm" svg:y="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1cm" svg:y="3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09cm" svg:y="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08cm" svg:y="7.0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728cm" svg:y="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727cm" svg:y="3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726cm" svg:y="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725cm" svg:y="7.0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6.728cm" svg:y="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6.727cm" svg:y="3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6.726cm" svg:y="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6.725cm" svg:y="7.0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8.728cm" svg:y="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8.727cm" svg:y="3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8.726cm" svg:y="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8.725cm" svg:y="7.0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728cm" svg:y="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727cm" svg:y="3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726cm" svg:y="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725cm" svg:y="7.0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254cm" svg:x="3.754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3.754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754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754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754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754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71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71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4.786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6.786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8.786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10.786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2.686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8cm" svg:height="0.258cm" svg:x="3.727cm" svg:y="1.0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3.726cm" svg:y="3.0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3.725cm" svg:y="5.0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3.724cm" svg:y="7.04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5.727cm" svg:y="1.0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5.726cm" svg:y="3.0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5.725cm" svg:y="5.0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5.724cm" svg:y="7.04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7.727cm" svg:y="1.0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7.726cm" svg:y="3.0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7.725cm" svg:y="5.0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7.724cm" svg:y="7.04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9.827cm" svg:y="1.0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9.826cm" svg:y="3.0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9.825cm" svg:y="5.0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8cm" svg:height="0.258cm" svg:x="9.824cm" svg:y="7.04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2" draw:layer="layout" svg:x1="2.567cm" svg:y1="3.41cm" svg:x2="2.059cm" svg:y2="3.537cm">
          <text:p/>
        </draw:line>
        <draw:custom-shape draw:style-name="gr7" draw:text-style-name="P3" draw:layer="layout" svg:width="0.254cm" svg:height="0.254cm" svg:x="13.286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12cm" svg:height="0.725cm" svg:x="13.362cm" svg:y="2.236cm">
          <draw:text-box>
            <text:p><text:span text:style-name="T1">X_i</text:span></text:p>
          </draw:text-box>
        </draw:frame>
        <draw:line draw:style-name="gr8" draw:text-style-name="P3" draw:layer="layout" svg:x1="10.187cm" svg:y1="6.126cm" svg:x2="11.076cm" svg:y2="6.126cm">
          <text:p/>
        </draw:line>
        <draw:line draw:style-name="gr8" draw:text-style-name="P3" draw:layer="layout" svg:x1="11.603cm" svg:y1="4.299cm" svg:x2="11.959cm" svg:y2="4.459cm">
          <text:p/>
        </draw:line>
        <draw:custom-shape draw:style-name="gr9" draw:text-style-name="P3" draw:layer="layout" svg:width="9.017cm" svg:height="0.635cm" svg:x="2.44cm" svg:y="3.791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187cm" svg:y1="3.029cm" svg:x2="11.076cm" svg:y2="2.648cm">
          <text:p/>
        </draw:line>
      </draw:page>
      <draw:page draw:name="page2" draw:style-name="dp1" draw:master-page-name="Default">
        <draw:frame draw:style-name="gr6" draw:text-style-name="P3" draw:layer="layout" svg:width="18.623cm" svg:height="10.179cm" svg:x="1.316cm" svg:y="-2.697cm">
          <draw:image xlink:href="Pictures/10000000000001CB00000163F76E505D.jpg" xlink:type="simple" xlink:show="embed" xlink:actuate="onLoad">
            <text:p/>
          </draw:image>
        </draw:frame>
        <draw:custom-shape draw:style-name="gr3" draw:text-style-name="P3" draw:layer="layout" svg:width="0.564cm" svg:height="0.399cm" svg:x="1.353cm" svg:y="-2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4cm" svg:height="0.399cm" svg:x="1.351cm" svg:y="0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5.834cm" svg:y="-2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4cm" svg:height="0.399cm" svg:x="5.832cm" svg:y="0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5.83cm" svg:y="3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0.278cm" svg:y="-2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3cm" svg:height="0.399cm" svg:x="10.277cm" svg:y="0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0.271cm" svg:y="6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4.721cm" svg:y="-2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4.72cm" svg:y="0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4.717cm" svg:y="3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3cm" svg:height="0.399cm" svg:x="14.716cm" svg:y="6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19.165cm" svg:y="-2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4cm" svg:height="0.399cm" svg:x="19.164cm" svg:y="0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4cm" svg:height="0.399cm" svg:x="19.161cm" svg:y="3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3cm" svg:height="0.399cm" svg:x="19.159cm" svg:y="6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64cm" svg:height="0.398cm" svg:x="3.671cm" svg:y="-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5cm" svg:height="0.398cm" svg:x="8.114cm" svg:y="-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5cm" svg:height="0.399cm" svg:x="8.114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4cm" svg:height="0.398cm" svg:x="12.558cm" svg:y="-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4cm" svg:height="0.399cm" svg:x="12.558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5cm" svg:height="0.398cm" svg:x="17.039cm" svg:y="-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65cm" svg:height="0.399cm" svg:x="17.039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65cm" svg:height="0.399cm" svg:x="5.963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64cm" svg:height="0.399cm" svg:x="10.407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65cm" svg:height="0.399cm" svg:x="14.85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64cm" svg:height="0.399cm" svg:x="19.294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65cm" svg:height="0.399cm" svg:x="1.439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74cm" svg:height="0.405cm" svg:x="3.61cm" svg:y="-2.42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3.609cm" svg:y="0.7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8.055cm" svg:y="-2.42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8.052cm" svg:y="0.7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8.049cm" svg:y="3.8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2.498cm" svg:y="-2.42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4cm" svg:height="0.405cm" svg:x="12.495cm" svg:y="0.7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2.494cm" svg:y="3.8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2.491cm" svg:y="6.9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7.164cm" svg:y="-2.42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7.161cm" svg:y="0.7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7.16cm" svg:y="3.8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17.157cm" svg:y="6.9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1" draw:layer="layout" svg:width="1.528cm" svg:height="0.725cm" svg:x="0.631cm" svg:y="5.336cm">
          <draw:text-box>
            <text:p text:style-name="P1"><text:span text:style-name="T1">ev00</text:span></text:p>
          </draw:text-box>
        </draw:frame>
        <draw:frame draw:style-name="gr11" draw:text-style-name="P1" draw:layer="layout" svg:width="1.511cm" svg:height="0.759cm" svg:x="1.864cm" svg:y="7.292cm">
          <draw:text-box>
            <text:p text:style-name="P1"><text:span text:style-name="T1">eh00</text:span></text:p>
          </draw:text-box>
        </draw:frame>
        <draw:frame draw:style-name="gr12" draw:text-style-name="P1" draw:layer="layout" svg:width="1.61cm" svg:height="0.725cm" svg:x="4.305cm" svg:y="7.309cm">
          <draw:text-box>
            <text:p text:style-name="P1"><text:span text:style-name="T1">eh01</text:span></text:p>
          </draw:text-box>
        </draw:frame>
        <draw:frame draw:style-name="gr13" draw:text-style-name="P1" draw:layer="layout" svg:width="1.653cm" svg:height="0.774cm" svg:x="2.003cm" svg:y="5.884cm">
          <draw:text-box>
            <text:p text:style-name="P1"><text:span text:style-name="T1">ed00</text:span></text:p>
          </draw:text-box>
        </draw:frame>
        <draw:frame draw:style-name="gr14" draw:text-style-name="P1" draw:layer="layout" svg:width="1.544cm" svg:height="0.746cm" svg:x="4.544cm" svg:y="5.885cm">
          <draw:text-box>
            <text:p text:style-name="P1"><text:span text:style-name="T1">ed01</text:span></text:p>
          </draw:text-box>
        </draw:frame>
        <draw:frame draw:style-name="gr15" draw:text-style-name="P1" draw:layer="layout" svg:width="1.451cm" svg:height="0.75cm" svg:x="3.294cm" svg:y="6.181cm">
          <draw:text-box>
            <text:p text:style-name="P1"><text:span text:style-name="T1">ev01</text:span></text:p>
          </draw:text-box>
        </draw:frame>
        <draw:frame draw:style-name="gr13" draw:text-style-name="P1" draw:layer="layout" svg:width="1.626cm" svg:height="0.774cm" svg:x="2.003cm" svg:y="4.584cm">
          <draw:text-box>
            <text:p text:style-name="P1"><text:span text:style-name="T1">ed03</text:span></text:p>
          </draw:text-box>
        </draw:frame>
        <draw:frame draw:style-name="gr14" draw:text-style-name="P1" draw:layer="layout" svg:width="1.544cm" svg:height="0.746cm" svg:x="4.444cm" svg:y="4.485cm">
          <draw:text-box>
            <text:p text:style-name="P1"><text:span text:style-name="T1">ed04</text:span></text:p>
          </draw:text-box>
        </draw:frame>
        <draw:frame draw:style-name="gr13" draw:text-style-name="P1" draw:layer="layout" svg:width="1.626cm" svg:height="0.774cm" svg:x="2.103cm" svg:y="2.784cm">
          <draw:text-box>
            <text:p text:style-name="P1"><text:span text:style-name="T1">ed10</text:span></text:p>
          </draw:text-box>
        </draw:frame>
        <draw:frame draw:style-name="gr14" draw:text-style-name="P1" draw:layer="layout" svg:width="1.544cm" svg:height="0.746cm" svg:x="4.444cm" svg:y="2.785cm">
          <draw:text-box>
            <text:p text:style-name="P1"><text:span text:style-name="T1">ed11</text:span></text:p>
          </draw:text-box>
        </draw:frame>
        <draw:frame draw:style-name="gr13" draw:text-style-name="P1" draw:layer="layout" svg:width="1.499cm" svg:height="0.774cm" svg:x="2.203cm" svg:y="1.384cm">
          <draw:text-box>
            <text:p text:style-name="P1"><text:span text:style-name="T1">ed13</text:span></text:p>
          </draw:text-box>
        </draw:frame>
        <draw:frame draw:style-name="gr14" draw:text-style-name="P1" draw:layer="layout" svg:width="1.544cm" svg:height="0.746cm" svg:x="4.444cm" svg:y="1.385cm">
          <draw:text-box>
            <text:p text:style-name="P1"><text:span text:style-name="T1">ed14</text:span></text:p>
          </draw:text-box>
        </draw:frame>
        <draw:frame draw:style-name="gr10" draw:text-style-name="P1" draw:layer="layout" svg:width="1.675cm" svg:height="0.725cm" svg:x="3.097cm" svg:y="2.137cm">
          <draw:text-box>
            <text:p text:style-name="P1"><text:span text:style-name="T1">ev10</text:span></text:p>
          </draw:text-box>
        </draw:frame>
        <draw:frame draw:style-name="gr15" draw:text-style-name="P1" draw:layer="layout" svg:width="1.627cm" svg:height="0.75cm" svg:x="0.224cm" svg:y="2.982cm">
          <draw:text-box>
            <text:p text:style-name="P1"><text:span text:style-name="T1">ev11</text:span></text:p>
          </draw:text-box>
        </draw:frame>
        <draw:frame draw:style-name="gr16" draw:text-style-name="P1" draw:layer="layout" svg:width="1.754cm" svg:height="0.728cm" svg:x="0.224cm" svg:y="1.199cm">
          <draw:text-box>
            <text:p text:style-name="P1"><text:span text:style-name="T1">ev12</text:span></text:p>
          </draw:text-box>
        </draw:frame>
        <draw:frame draw:style-name="gr13" draw:text-style-name="P1" draw:layer="layout" svg:width="1.202cm" svg:height="0.774cm" svg:x="7.18cm" svg:y="6.403cm">
          <draw:text-box>
            <text:p text:style-name="P1"><text:span text:style-name="T1">f00</text:span></text:p>
          </draw:text-box>
        </draw:frame>
        <draw:frame draw:style-name="gr15" draw:text-style-name="P1" draw:layer="layout" svg:width="1.686cm" svg:height="0.75cm" svg:x="6.391cm" svg:y="5.3cm">
          <draw:text-box>
            <text:p text:style-name="P1"><text:span text:style-name="T1">f05</text:span></text:p>
          </draw:text-box>
        </draw:frame>
        <draw:frame draw:style-name="gr16" draw:text-style-name="P1" draw:layer="layout" svg:width="1.349cm" svg:height="0.728cm" svg:x="9.238cm" svg:y="5.217cm">
          <draw:text-box>
            <text:p text:style-name="P1"><text:span text:style-name="T1">f02</text:span></text:p>
          </draw:text-box>
        </draw:frame>
        <draw:frame draw:style-name="gr13" draw:text-style-name="P1" draw:layer="layout" svg:width="1.099cm" svg:height="0.774cm" svg:x="7.129cm" svg:y="4.182cm">
          <draw:text-box>
            <text:p text:style-name="P1"><text:span text:style-name="T1">f04</text:span></text:p>
          </draw:text-box>
        </draw:frame>
        <draw:frame draw:style-name="gr14" draw:text-style-name="P1" draw:layer="layout" svg:width="1.333cm" svg:height="0.746cm" svg:x="8.473cm" svg:y="4.204cm">
          <draw:text-box>
            <text:p text:style-name="P1"><text:span text:style-name="T1">f03</text:span></text:p>
          </draw:text-box>
        </draw:frame>
        <draw:frame draw:style-name="gr13" draw:text-style-name="P1" draw:layer="layout" svg:width="1.113cm" svg:height="0.774cm" svg:x="6.38cm" svg:y="3.204cm">
          <draw:text-box>
            <text:p text:style-name="P1"><text:span text:style-name="T1">f10</text:span></text:p>
          </draw:text-box>
        </draw:frame>
        <draw:frame draw:style-name="gr14" draw:text-style-name="P1" draw:layer="layout" svg:width="1.206cm" svg:height="0.746cm" svg:x="9.273cm" svg:y="3.305cm">
          <draw:text-box>
            <text:p text:style-name="P1"><text:span text:style-name="T1">f11</text:span></text:p>
          </draw:text-box>
        </draw:frame>
        <draw:frame draw:style-name="gr15" draw:text-style-name="P1" draw:layer="layout" svg:width="1.102cm" svg:height="0.75cm" svg:x="6.891cm" svg:y="2.101cm">
          <draw:text-box>
            <text:p text:style-name="P1"><text:span text:style-name="T1">f15</text:span></text:p>
          </draw:text-box>
        </draw:frame>
        <draw:frame draw:style-name="gr16" draw:text-style-name="P1" draw:layer="layout" svg:width="1.222cm" svg:height="0.728cm" svg:x="8.738cm" svg:y="2.146cm">
          <draw:text-box>
            <text:p text:style-name="P1"><text:span text:style-name="T1">f12</text:span></text:p>
          </draw:text-box>
        </draw:frame>
        <draw:frame draw:style-name="gr13" draw:text-style-name="P1" draw:layer="layout" svg:width="1.099cm" svg:height="0.774cm" svg:x="6.229cm" svg:y="0.983cm">
          <draw:text-box>
            <text:p text:style-name="P1"><text:span text:style-name="T1">f14</text:span></text:p>
          </draw:text-box>
        </draw:frame>
        <draw:frame draw:style-name="gr14" draw:text-style-name="P1" draw:layer="layout" svg:width="1.195cm" svg:height="0.746cm" svg:x="9.373cm" svg:y="1.005cm">
          <draw:text-box>
            <text:p text:style-name="P1"><text:span text:style-name="T1">f13</text:span></text:p>
          </draw:text-box>
        </draw:frame>
        <draw:frame draw:style-name="gr14" draw:text-style-name="P1" draw:layer="layout" svg:width="1.206cm" svg:height="0.746cm" svg:x="8.573cm" svg:y="6.405cm">
          <draw:text-box>
            <text:p text:style-name="P1"><text:span text:style-name="T1">f01</text:span></text:p>
          </draw:text-box>
        </draw:frame>
        <draw:custom-shape draw:style-name="gr5" draw:text-style-name="P3" draw:layer="layout" svg:width="0.573cm" svg:height="0.405cm" svg:x="8.048cm" svg:y="6.9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573cm" svg:height="0.405cm" svg:x="3.604cm" svg:y="6.9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563cm" svg:height="0.399cm" svg:x="1.347cm" svg:y="6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65cm" svg:height="0.399cm" svg:x="5.827cm" svg:y="6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64cm" svg:height="0.399cm" svg:x="3.671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64cm" svg:height="0.399cm" svg:x="1.349cm" svg:y="3.82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.451cm" svg:height="0.728cm" svg:x="3.194cm" svg:y="4.198cm">
          <draw:text-box>
            <text:p text:style-name="P1"><text:span text:style-name="T1">ev02</text:span></text:p>
          </draw:text-box>
        </draw:frame>
        <draw:custom-shape draw:style-name="gr5" draw:text-style-name="P3" draw:layer="layout" svg:width="0.573cm" svg:height="0.405cm" svg:x="3.606cm" svg:y="3.8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564cm" svg:height="0.399cm" svg:x="10.274cm" svg:y="3.8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tislav Chudoba</meta:initial-creator>
    <meta:creation-date>2013-04-16T11:33:56</meta:creation-date>
    <dc:date>2013-08-25T14:06:56</dc:date>
    <dc:creator>Rostislav Chudoba</dc:creator>
    <meta:editing-duration>PT1H29M58S</meta:editing-duration>
    <meta:editing-cycles>12</meta:editing-cycles>
    <meta:generator>LibreOffice/3.5$Linux_X86_64 LibreOffice_project/350m1$Build-2</meta:generator>
    <meta:document-statistic meta:object-count="149"/>
  </office:meta>
</office:document-meta>
</file>